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style>
    <style:style style:name="P11"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fo:text-align="start" style:justify-single-word="false"/>
    </style:style>
    <style:style style:name="P13"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fo:text-align="center" style:justify-single-word="false"/>
    </style:style>
    <style:style style:name="P15"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8126782156284453218" text:style-name="L1">
        <text:list-item>
          <text:p text:style-name="P22">The OpenLCB Message Network Standard, which<text:span text:style-name="T5">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Simple Node </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Simple Node </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0">Identify Consumer</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Simple Node </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0">Consumer Identified</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0">N</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2853184609473410426" text:style-name="L2">
        <text:list-item>
          <text:p text:style-name="P23">Currently valid – the internal state of the consumer &amp; associated devices is known to be same as if it had just consumed this event</text:p>
        </text:list-item>
        <text:list-item>
          <text:p text:style-name="P23"><text:soft-page-break/>Currently invalid – the internal state of the consumer &amp; associated devices is known to not be the same as if it had just consumed this event</text:p>
        </text:list-item>
        <text:list-item>
          <text:p text:style-name="P2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Simple Node </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0">Consumer Range Identified</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N</text:p>
          </table:table-cell>
          <table:table-cell table:style-name="Table5.A2" office:value-type="string">
            <text:p text:style-name="P10">0x04A4</text:p>
          </table:table-cell>
          <table:table-cell table:style-name="Table5.F2" office:value-type="string">
            <text:p text:style-name="P14"><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Simple Node </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0">Identify Producer</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Simple Node </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0">Producer Identified</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0">N</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884043189"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Simple Node </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0">Producer Identified Range</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N</text:p>
          </table:table-cell>
          <table:table-cell table:style-name="Table8.A2" office:value-type="string">
            <text:p text:style-name="P10">0x0524</text:p>
          </table:table-cell>
          <table:table-cell table:style-name="Table8.F2" office:value-type="string">
            <text:p text:style-name="P14"><text:span text:style-name="T5">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Simple Node </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0">Identify Events</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text:p>
            <text:p text:style-name="P10">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Simple Node </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0">Learn Event</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605062289291256122"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Message Formats (Normative)<text:tab/>2</text:p>
          <text:p text:style-name="P19"><text:s/>4.1 Producer/Consumer Event Report (PCER)<text:tab/>2</text:p>
          <text:p text:style-name="P19"><text:s/>4.2 Identify Consumer <text:tab/>2</text:p>
          <text:p text:style-name="P19"><text:s/>4.3 Consumer Identified <text:tab/>2</text:p>
          <text:p text:style-name="P19"><text:s/>4.4 Consumer Range Identified<text:tab/>3</text:p>
          <text:p text:style-name="P19"><text:s/>4.5 Identify Producer <text:tab/>3</text:p>
          <text:p text:style-name="P19"><text:s/>4.6 Producer Identified<text:tab/>3</text:p>
          <text:p text:style-name="P19"><text:s/>4.7 Producer Range Identified<text:tab/>4</text:p>
          <text:p text:style-name="P19"><text:s/>4.8 Identify Events<text:tab/>4</text:p>
          <text:p text:style-name="P19"><text:s/>4.9 Learn Event<text:tab/>4</text:p>
          <text:p text:style-name="P21"><text:s/>5 States (Normative)<text:tab/>4</text:p>
          <text:p text:style-name="P21"><text:s/>6 Interactions (Normative)<text:tab/>5</text:p>
          <text:p text:style-name="P19"><text:s/>6.1 Event Transfer<text:tab/>5</text:p>
          <text:p text:style-name="P19"><text:s/>6.2 Event Inquiry<text:tab/>5</text:p>
          <text:p text:style-name="P19"><text:s/>6.3 Producer Inquiry<text:tab/>6</text:p>
          <text:p text:style-name="P19"><text:s/>6.4 Consumer Inquiry<text:tab/>6</text:p>
          <text:p text:style-name="P19"><text:s/>6.5 Teach/Learn Configuration<text:tab/>6</text:p>
          <text:p text:style-name="P19"><text:s/>6.6 Resetting to Default<text:tab/>6</text:p>
          <text:p text:style-name="P21"><text:s/>7 CAN Adaptation (Normative)<text:tab/>6</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8in" style:rel-column-width="12422*"/>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2T21:02:43.99">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2T21:02:43.99">Feb 12,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2"><text:date style:data-style-name="N75" text:date-value="2015-02-12T21:02:43.99">Feb 12,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48</meta:editing-cycles>
    <meta:editing-duration>P4DT4H29M28S</meta:editing-duration>
    <meta:generator>OpenOffice/4.1.1$Unix OpenOffice.org_project/411m6$Build-9775</meta:generator>
    <dc:date>2015-02-12T21:02:44</dc:date>
    <dc:creator>Jim Kueneman</dc:creator>
    <meta:keyword>Event Transport</meta:keyword>
    <meta:document-statistic meta:table-count="10" meta:image-count="0" meta:object-count="0" meta:page-count="7" meta:paragraph-count="213" meta:word-count="2031" meta:character-count="12490"/>
    <meta:user-defined meta:name="Info 1"/>
    <meta:user-defined meta:name="Info 2"/>
    <meta:user-defined meta:name="Info 3"/>
    <meta:user-defined meta:name="Info 4"/>
  </office:meta>
</office:document-meta>
</file>